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style:font-name="Liberation Sans" fo:font-size="14pt" fo:font-weight="bold" officeooo:rsid="0016fb96" officeooo:paragraph-rsid="0016fb9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Sans" fo:font-size="14pt" fo:font-weight="bold" officeooo:rsid="0016fb96" officeooo:paragraph-rsid="0016fb9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/>
      <style:text-properties style:font-name="Liberation Sans" fo:font-size="14pt" fo:font-weight="bold" officeooo:rsid="0016fb96" officeooo:paragraph-rsid="0016fb96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/>
      <style:text-properties style:font-name="Liberation Sans" fo:font-size="12pt" fo:font-weight="normal" officeooo:rsid="0016fb96" officeooo:paragraph-rsid="0016fb96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/>
      <style:text-properties style:font-name="Liberation Sans" fo:font-size="12pt" fo:font-weight="normal" officeooo:rsid="0016fb96" officeooo:paragraph-rsid="0018133f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/>
      <style:text-properties style:font-name="Liberation Sans" fo:font-size="12pt" fo:font-weight="normal" officeooo:rsid="0018133f" officeooo:paragraph-rsid="0018133f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/>
      <style:text-properties style:font-name="Liberation Sans" fo:font-size="12pt" fo:font-weight="normal" officeooo:rsid="001837d6" officeooo:paragraph-rsid="001837d6" style:font-size-asian="10.5pt" style:font-weight-asian="normal" style:font-size-complex="12pt" style:font-weight-complex="normal"/>
    </style:style>
    <style:style style:name="T1" style:family="text">
      <style:text-properties officeooo:rsid="001958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ópicos da entrevista</text:p>
      <text:p text:style-name="P3"/>
      <text:list xml:id="list2753586765640968830" text:style-name="L1">
        <text:list-item>
          <text:p text:style-name="P4">Legislações e decretos envolvidos na formação <text:s/>e manutenção da instituição para que ela seja e continue legal;</text:p>
        </text:list-item>
        <text:list-item>
          <text:p text:style-name="P4">Documentos que comprovam a existência legal da instituição;</text:p>
        </text:list-item>
        <text:list-item>
          <text:p text:style-name="P6">Recursos providos pelo governo;</text:p>
        </text:list-item>
        <text:list-item>
          <text:p text:style-name="P6">Recursos providos por outras instituições (UNESCO, UNICEF, entre outros) que venham a auxiliar no manutenção das atividades;</text:p>
        </text:list-item>
        <text:list-item>
          <text:p text:style-name="P6">Recursos providos pela população;</text:p>
        </text:list-item>
        <text:list-item>
          <text:p text:style-name="P7">Problemas com arrecadação de recursos e doações;</text:p>
        </text:list-item>
        <text:list-item>
          <text:p text:style-name="P5">Necessidades da instituição;</text:p>
        </text:list-item>
        <text:list-item>
          <text:p text:style-name="P6">Divulgação dos eventos;</text:p>
        </text:list-item>
        <text:list-item>
          <text:p text:style-name="P6">Divulgação das necessidades da instituição;</text:p>
        </text:list-item>
        <text:list-item>
          <text:p text:style-name="P6">Tipos de conteúdo divulgado na página do Facebook;</text:p>
        </text:list-item>
        <text:list-item>
          <text:p text:style-name="P7">Site da instituição;</text:p>
        </text:list-item>
        <text:list-item>
          <text:p text:style-name="P7">Responsáveis pelas divulgações e manutençã<text:span text:style-name="T1">o</text:span> de páginas e sites da instituição;</text:p>
        </text:list-item>
        <text:list-item>
          <text:p text:style-name="P6">Meios de contato entre doadores e a instituição;</text:p>
        </text:list-item>
        <text:list-item>
          <text:p text:style-name="P6">Processo de recebimento de doações;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4:58:29.518997271</meta:creation-date>
    <dc:date>2018-03-13T17:36:30.779555998</dc:date>
    <meta:editing-duration>PT7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20" meta:character-count="784" meta:non-whitespace-character-count="692"/>
  </office:meta>
</office:document-meta>
</file>